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Title" style:master-page-name="Standard">
      <style:paragraph-properties style:page-number="auto"/>
    </style:style>
    <style:style style:name="P2" style:family="paragraph" style:parent-style-name="List_20_Bullet" style:list-style-name="WWNum1"/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aradgaon railway station</text:p>
      <text:p text:style-name="Standard"><text:span text:style-name="T1">From Wikipedia, the free encyclopedia</text:span></text:p>
      <text:p text:style-name="Standard">https://en.wikipedia.org/wiki/Taradgaon_railway_station<text:line-break/>Licensed under CC BY-SA 3.0:<text:line-break/>https://en.wikipedia.org/wiki/Wikipedia:Text_of_Creative_Commons_Attribution-ShareAlike_3.0_Unported_License</text:p>
      <text:p text:style-name="Standard"/>
      <text:h text:style-name="Heading_20_1" text:outline-level="1">Taradgaon railway station</text:h>
      <text:list xml:id="list1790475348" text:style-name="WWNum1">
        <text:list-item>
          <text:p text:style-name="P2"><text:span text:style-name="T2">the station is under-construction and lies on Lonand-Daund line.</text:span></text:p>
        </text:list-item>
        <text:list-item>
          <text:p text:style-name="P2"><text:span text:style-name="T2">Taradgaon railway station is a small railway station in Pune district, Maharashtra.</text:span></text:p>
        </text:list-item>
      </text:list>
      <text:p text:style-name="Standard">Taradgaon railway station is a small railway station in Pune district, Maharashtra. Its code is TDG. It serves Taradgaon city. The station will consists of a single platform. the station is under-construction and lies on Lonand-Daund line.</text:p>
      <text:h text:style-name="Heading_20_1" text:outline-level="1"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39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39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39in" loext:contextual-spacing="true" fo:text-indent="-0.2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.139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39in" loext:contextual-spacing="true"/>
    </style:style>
    <style:style style:name="List_20_Number" style:display-name="List Number" style:family="paragraph" style:parent-style-name="Standard" style:default-outline-level="">
      <style:paragraph-properties fo:margin-top="0in" fo:margin-bottom="0.139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39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39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6.0.7.3$Linux_X86_64 LibreOffice_project/00m0$Build-3</meta:generator>
    <meta:document-statistic meta:table-count="0" meta:image-count="0" meta:object-count="0" meta:page-count="1" meta:paragraph-count="8" meta:word-count="79" meta:character-count="678" meta:non-whitespace-character-count="60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